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1.588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3.104cm" fo:break-before="auto" style:use-optimal-row-height="true"/>
    </style:style>
    <style:style style:name="ro6" style:family="table-row">
      <style:table-row-properties style:row-height="2.364cm" fo:break-before="auto" style:use-optimal-row-height="true"/>
    </style:style>
    <style:style style:name="ro7" style:family="table-row">
      <style:table-row-properties style:row-height="5.503cm" fo:break-before="auto" style:use-optimal-row-height="true"/>
    </style:style>
    <style:style style:name="ro8" style:family="table-row">
      <style:table-row-properties style:row-height="1.605cm" fo:break-before="auto" style:use-optimal-row-height="true"/>
    </style:style>
    <style:style style:name="ro9" style:family="table-row">
      <style:table-row-properties style:row-height="2.381cm" fo:break-before="auto" style:use-optimal-row-height="true"/>
    </style:style>
    <style:style style:name="ro10" style:family="table-row">
      <style:table-row-properties style:row-height="2.346cm" fo:break-before="auto" style:use-optimal-row-height="true"/>
    </style:style>
    <style:style style:name="ro11" style:family="table-row">
      <style:table-row-properties style:row-height="3.828cm" fo:break-before="auto" style:use-optimal-row-height="true"/>
    </style:style>
    <style:style style:name="ro12" style:family="table-row">
      <style:table-row-properties style:row-height="3.898cm" fo:break-before="auto" style:use-optimal-row-height="true"/>
    </style:style>
    <style:style style:name="ro13" style:family="table-row">
      <style:table-row-properties style:row-height="2.787cm" fo:break-before="auto" style:use-optimal-row-height="true"/>
    </style:style>
    <style:style style:name="ro14" style:family="table-row">
      <style:table-row-properties style:row-height="3.157cm" fo:break-before="auto" style:use-optimal-row-height="true"/>
    </style:style>
    <style:style style:name="ro15" style:family="table-row">
      <style:table-row-properties style:row-height="3.863cm" fo:break-before="auto" style:use-optimal-row-height="true"/>
    </style:style>
    <style:style style:name="ro16" style:family="table-row">
      <style:table-row-properties style:row-height="1.87cm" fo:break-before="auto" style:use-optimal-row-height="true"/>
    </style:style>
    <style:style style:name="ro17" style:family="table-row">
      <style:table-row-properties style:row-height="2.399cm" fo:break-before="auto" style:use-optimal-row-height="true"/>
    </style:style>
    <style:style style:name="ro18" style:family="table-row">
      <style:table-row-properties style:row-height="4.145cm" fo:break-before="auto" style:use-optimal-row-height="true"/>
    </style:style>
    <style:style style:name="ro19" style:family="table-row">
      <style:table-row-properties style:row-height="3.933cm" fo:break-before="auto" style:use-optimal-row-height="true"/>
    </style:style>
    <style:style style:name="ro20" style:family="table-row">
      <style:table-row-properties style:row-height="3.175cm" fo:break-before="auto" style:use-optimal-row-height="true"/>
    </style:style>
    <style:style style:name="ro21" style:family="table-row">
      <style:table-row-properties style:row-height="5.38cm" fo:break-before="auto" style:use-optimal-row-height="true"/>
    </style:style>
    <style:style style:name="ro22" style:family="table-row">
      <style:table-row-properties style:row-height="3.743cm" fo:break-before="auto" style:use-optimal-row-height="false"/>
    </style:style>
    <style:style style:name="ro23" style:family="table-row">
      <style:table-row-properties style:row-height="0.944cm" fo:break-before="auto" style:use-optimal-row-height="true"/>
    </style:style>
    <style:style style:name="ro24" style:family="table-row">
      <style:table-row-properties style:row-height="0.774cm" fo:break-before="auto" style:use-optimal-row-height="true"/>
    </style:style>
    <style:style style:name="ro25" style:family="table-row">
      <style:table-row-properties style:row-height="0.647cm" fo:break-before="auto" style:use-optimal-row-height="true"/>
    </style:style>
    <style:style style:name="ro26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unga" style:font-name-asian="Arial" style:font-name-complex="Tunga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6T09:34:59.88">
            <text:p>0126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dwudziesty piąty stycznia. / Słoneczna. Chmury. Zimna. / Color nieba. Błękitn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na małej działce. (2) Nie zeszli. &lt;1&gt; Jak dla Mike, złapałem ją i sprowadziłem na ziemie. Masaż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날씨, 맑은. / 바람 없어. 구름. / 낮은 기온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`야기부씨 (八木節)` 를 참고하여, `마쯔리 바야씨 (祭り囃子)` 같은 멜로디. (2) `대갑` 의 내기 연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`갑` 소리. &lt;1&gt; 입 모양. 어떻게 숨을 불기에 관해 메모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وأنهم، الجيش الأحتلال، لقد بدأو قصف غزه.</text:p>
            <text:p>they started</text:p>
            <text:p>wa-annahom[one / al-dheysh[armia / laqad[have..ed.e / bada-aw[zacze_li / qas^fa[bombardowa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خصوصا، هذا البلده، خزاعة، كانت محاصرة.</text:p>
            <text:p>Especially, this town, Khuza'a, was besieged.</text:p>
            <text:p>xas^uws^a[szczego`lnie / al-balda[miasto / Xuzaa-A / kaanat[byl`o / muh^aas^ara[besieged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تاب : `منگزی`. <text:s/>/ فرزند پسر شون.</text:p>
            <text:p>ketaab[<text:a xlink:href="mailto:ksiaz@ka">ksiaz@ka</text:a> / farzaand[ai.k / pesar[chl`opiec / shuwn[xun.c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0" office:value-type="string" table:number-columns-spanned="3" table:number-rows-spanned="1">
            <text:p>اسمش هست شنگ ژون(商均)</text:p>
            <text:p>his name is …</text:p>
            <text:p>isma-sh[jej-imie / haast[jest / shang-juwn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`प्रार्थना` क्या है / खास तौर पर, भगवान से प्रार्थना</text:p>
            <text:p>praa-rthana[modlitwa / kyaa[co / hee[jest / <text:s/>khaas[szczego`lnie~2:special.e / taur[form.e / par[feather.e;pio`ro.pl / bhagavaan[Bo`g / se[do.pl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薛定谔方程。不含时间的那种。（a）解是，ψ = exp(± i √(A/B)). A = E - V(x). B = ħ^2/2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2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2）微分方程的获得解的方法。（a）例如，y`` + ay` + by = 0 (s1) <text:s/>（b）假定，把 y 当做 y = exp(kx). （c）那就，s1 变成为 (k^2 + ak + b)y = 0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13">
            <text:p>13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3）为了 s2 的成立，需要 k^2 + ak + b = 0. （4）k 的解，一般来说，两个。让它们，λ 和 μ。（5）通过上述的处理，我们获得 y 的解，y = exp(λx), exp(μx)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14">
            <text:p>14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я тренирова'л мышцы. / позже, в тече'ние дня, боли пробежали[gwantong-haessda в моей груди[gaseum.k.</text:p>
            <text:p>podhe / majeej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7T10:08:25.66">
            <text:p>0127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wudziesty siódmy stycznia. / Słoneczna. Chmury. Wiatr, nie. / Woda, zimna. / Opadłe liście w parku, brązow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iedy dotarłem do ściany oporowej, wewnątrz ogrodzenia, tylko Mike. &lt;1&gt; Wyszła. &lt;2&gt; Złapałem ją. Sprowadziłem na ziemie. Masaż. (2) Następnie, sprowadza się ze ściany głos koty. &lt;1&gt; Spradziłem, i tam, była Kuro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7">
            <text:p>17</text:p>
          </table:table-cell>
          <table:table-cell table:style-name="ce2" table:formula="of:=[.B17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/ 구름. 바람, 없음. / 기온, 낮은. 물도. / (2) 공원의 낙엽은 갈색. 구름은 흰색. 그 하 부분은 회색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셋 개 정도, 새로운 곡. (2) 녹화도 여럿 개. (3) `대갑` 의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. (2) 작곡. 한 곡. &lt;1&gt; 연주면서 악보를 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الإضافة، يظهر الفيلم الوثائقي أن، جثث الموتى في غرفة المنزل.</text:p>
            <text:p/>
            <text:p>bil-id^aafi[ponadto.p / yadz^haru[show.e / al-wathaa-yiqiyu[dokumentalna / dhuthathu[zwl`oki;corpses.e / al-mawtaa[dead.e / Gurfa[poko`j / al-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فرزند پسر شون(舜)،.</text:p>
            <text:p><text:span text:style-name="T1"><text:s/></text:span><text:span text:style-name="T1">او تاج و تخت را به ارث نبرد</text:span></text:p>
            <text:p>farzaand[ai.k / pesar[chl`opiec / Shuwn / tooch[wang-gwan.k;korona.p / <text:s/>taxt[throne.e / raa-beh-erth[to-inherit / na?-bard[not-win</text:p>
            <text:p>Their son (舜), he did not inherit the thron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, यह किस तरह का है?</text:p>
            <text:p>praa-rthana se bhagavaan, yaa[to.p kiss tarah[jonglyu.k ka[jest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欧拉数。用它造出指数，e^x. 这数的微分，de^x/dx. （a）计算产物是，同样，e^x. （2）要是 x 有指数的话，比如说，e^(x^2)，或者， exp(x^2)。（a）计算是如下：y=exp(x^2), y`=y*(x^2)`=y*2x=exp(x^2)*2x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别的有兴趣的数式。d^(n)y/dx^(n) ，就是，y=exp(-x) 的 n 次微分。（a）结果是，y^(n) = (-1)^(n)*y. （b）就是说，正和负符号，他们俩交替出现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ечером, возвращаясь[wracaja_c.p извне, моя' та'лия боли'т как ад.</text:p>
            <text:p>bje'chiram / I'zbnye / bali't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28T10:06:53.97">
            <text:p>0128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dwudziesty siódmy stycznia. / Słoneczna. / W niebie : Gwiazdozbiór : Orion na południowym niebie. / Rzeczy ciepłe : woda z kranu po pięciu sekundach od rozpoczęcia wyładwa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 tylko Kuro. Na ścianie. Nie schodzi na ziemię. (2) Po podaniu jej jedzenia, udałem się na zachonią stronę. (3) Mike pochodzi z rogu działki, gdzie piętrzą się opadłe liście. (4) Kiedy opuszczałem ściany na zachodnią, Kuro już szedł po ścianie w moim kierunku, przestając jeść jedz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8">
            <text:p>28</text:p>
          </table:table-cell>
          <table:table-cell table:style-name="ce2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/ 절기 : 대한에서 8 일째. <text:s/>입춘 까지 일주일. / 대돋이 : 6시 45분.</text:p>
          </table:table-cell>
          <table:covered-table-cell table:number-columns-repeated="2" table:style-name="ce12"/>
          <table:table-cell table:style-name="ce13" office:value-type="string">
            <text:p>https://eco.mtk.nao.ac.jp/koyomi/dni/2022/s1501.html</text:p>
          </table:table-cell>
          <table:table-cell table:style-name="Default" office:value-type="string">
            <text:p>https://keisan.casio.jp/exec/system/1220028550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작곡. 녹화했다. (2) 연습 : 몇 개 구멍을 날아가시키면서 불은다. (3) 이 연습 중 날아기 방법을 사용하면서 곡을 만들었다. 녹화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불기 연습. (2) 작곡. 녹화 있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دفقة. دم. حائط. / الدم على الحائط.</text:p>
            <text:p>dafaqa[splash / dam[krew.pl / h^aait^[s`ciana / krew na s`cia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2">
            <text:p>32</text:p>
          </table:table-cell>
          <table:table-cell table:style-name="ce2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غم و اندوه. / قلب / مردم.</text:p>
            <text:p>Gam-wa-anduwh[seulpeum.k;sorrow.e / qalb[ma-eum.k / mardom[salamdeul;ludzie (regaring shakuhachi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3">
            <text:p>33</text:p>
          </table:table-cell>
          <table:table-cell table:style-name="ce2" table:formula="of:=[.B33]+1" office:value-type="float" office:value="8">
            <text:p>8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प्रार्थना से भगवान। यह है, प्रीफ्रंटल कॉर्टेक्स में / भगवान की छवि दिखाई देती है. </text:p>
            <text:p>prifrant_al-kort_eks mein[in.e / bhagwaan-kii-chavii[image.e dekhaai[show-detii[giv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2" table:formula="of:=[.B34]+1" office:value-type="float" office:value="9">
            <text:p>9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所谓【分离变量法】。（2）假设有一个变量 y. （a）y 的表达式，就是，y = f(x) (s1), 就是说，y 是 x 的函数。（3）另外，假设，我们有别一个关系。就是，g(x)h(y) = s(x)t(y) (s2)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2" table:formula="of:=[.B35]+1" office:value-type="float" office:value="10">
            <text:p>10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那么，我们，把 s2 改变为，g(x)/s(x) = t(y)/h(y) (s3). （5）更加，对 s3，设定，* = k. （5）做这样，我们现在可以到处新的方程，就是：g(x)/s(x) = k. t(y)/h(y) = 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table:formula="of:=[.B36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оя талия болит как ад. конкре'тно, и'мя это, крестцо'во-подвздо'шный су'став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0T09:52:01.45">
            <text:p>0130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Sobota, dwudziesty dziewiąty stycznia. / Słoneczna. Chmury. Światło słoneczne od około poł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8">
            <text:p>38</text:p>
          </table:table-cell>
          <table:table-cell table:style-name="ce2" table:formula="of:=[.B38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Obaj w rogu zachodniej działki. &lt;1&gt; Kuro od najpierw na ścianie. (2) Kuro schodzi na ziemię. Następnie, Mike. &lt;2&gt; Masaż. &lt;3&gt; Kuro zrobił `toczyć się`. &lt;4&gt; Mike też,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9">
            <text:p>39</text:p>
          </table:table-cell>
          <table:table-cell table:style-name="ce2" table:formula="of:=[.B39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토요일. / 맑은. / 점심 경 부터 대양 빛이 쏟아졌다. (2) 입춘 까지 앞으로 넷 일. &lt;2&gt; 대한부터 열 일 지났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2" table:formula="of:=[.B40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-피리 : (1) 연습 &lt;1&gt; 슬러. 갑 (甲) 음역서 여럿개 구멍에 걸쳐 슬러로 불다. (2) 작곡. &lt;1&gt; 곡 종류는 : ①신사 (일:神事) 에 관하는 처럼 곡. ②민요 처럼 곡. ③ 일본 대중곡. 예로, `할아버지의 오래된 시계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 table:formula="of:=[.B41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작곡. 새로운. &lt;1&gt; 슬픈. 슬프게 들리는 멜로디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2">
            <text:p>42</text:p>
          </table:table-cell>
          <table:table-cell table:style-name="ce2" table:formula="of:=[.B4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جريمة. جريمة أخرى من قبل الاحتلال.</text:p>
            <text:p>other crime by the occupation.</text:p>
            <text:p>dhariyma[zbrodnia / uxraa[kolejna / min-qibali[przez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3">
            <text:p>43</text:p>
          </table:table-cell>
          <table:table-cell table:style-name="ce2" table:formula="of:=[.B4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إنه ضد عمال الإغاثة.</text:p>
            <text:p>it is against aid workers.</text:p>
            <text:p>innahu[to-uest / d^ida[przeciwko / AAmal-i[pracownik / iGaathat-i[pomoc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4">
            <text:p>44</text:p>
          </table:table-cell>
          <table:table-cell table:style-name="ce2" table:formula="of:=[.B4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شی چينگ : جا نانگ <text:s/>/ شعر می خواند. / رابطه </text:p>
            <text:p>shi-jing zhou-nan</text:p>
            <text:p>sheer[poezja.pl / xoond[czytac` / raabite[relacje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45">
            <text:p>45</text:p>
          </table:table-cell>
          <table:table-cell table:style-name="ce2" table:formula="of:=[.B45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सूरज। <text:s/>नकारना। <text:s/>आप नकारते हैं / तुम सूरज <text:s/>को नकारते हो। </text:p>
            <text:p>suuraj[sl`once / nakaarana[negowac` / aap[ty / nakaarate[negate / he <text:s/>/ tum[ty / * / ko[do.pl / * / ho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6">
            <text:p>46</text:p>
          </table:table-cell>
          <table:table-cell table:style-name="ce2" table:formula="of:=[.B46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लेकिन , सूरज अभी <text:s/>भी है।</text:p>
            <text:p>lekin[ale / * / abhii[juz@,wcia_z@ / bhii[teraz,tam / *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2" table:formula="of:=[.B47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所谓 `勒让德多项式`。该表式里的一部分，则，d^(n)P/dx^(n) (s1). （2）假设，将 P 为构成如下：P = (ax+b)^n (s2). （3）那么，s1 产出，a^n*n!. 一颗常数。（a）别的说，s1 是 a 和 n 的函数。不是 b 的，也不是 x 的。（4）要是 d^(n) 的 n 是 (n-1) 的话，那就，s2 = a^n*(n-1)!*x^1 + ([n-1][k-1])*(n-1)!*x^0*b^1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 table:formula="of:=[.B48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Крестцово-подвздошный сустав. Без изменений. это болит. (2) зубы с левой стороны, на нижней челюсти. они тоже болят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1-31T10:30:44.27">
            <text:p>013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Niedziele. trzydziesty stycznia. / Słoneczna. Chmury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2" table:formula="of:=[.B50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Pierwsza pozycja. &lt;1&gt; Kuro. Na ścianie przy schodach do szkołu. &lt;2&gt; Kiedy mówię jej przychodić, przyszedła do banku pod schodami. Ale, nie dalej. &lt;3&gt; Mike : na ścianie standardowej. (2) Obaj nie zeszli. &lt;1&gt; tylko,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1">
            <text:p>51</text:p>
          </table:table-cell>
          <table:table-cell table:style-name="ce2" table:formula="of:=[.B51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일요일. / 맑은. 바람, 없어. / 입춘 까지 앞으로 다섯 일. / 월출 : 5 시. 월령 : 27.3</text:p>
          </table:table-cell>
          <table:covered-table-cell table:number-columns-repeated="2" table:style-name="ce12"/>
          <table:table-cell table:style-name="ce13" office:value-type="string">
            <text:p>diary_20220131_122412_R97Y.ods</text:p>
          </table:table-cell>
          <table:table-cell table:style-name="Default" office:value-type="string">
            <text:p>https://www.benri.jp/calendar/moon</text:p>
          </table:table-cell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 table:formula="of:=[.B52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연습 : `갑` 소리. 구멍 : 6,7,0. (2) 대갑. 구멍 : 2,3. 특히, 구멍 2. 오랫동안 불기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 table:formula="of:=[.B53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내기. &lt;1&gt; 슬러를 연습 시작. &lt;2&gt; 반음을 내려고 하면, 입의 안쪽이 자연히 긴장한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2" table:formula="of:=[.B5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تقرير عن شخص واحد. / يسكن في خزاعة.</text:p>
            <text:p>taqriyr[raport / shaxs^[osoby / waah^id[jedny / yasuknu[mieszka / Xazaa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2" table:formula="of:=[.B5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كان لديه منزل.</text:p>
            <text:p>kyaan[byl`o / ladayi[ma / manzil[do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2" table:formula="of:=[.B5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يک پرنده. </text:p>
            <text:p>parande[ptak / adhdoot[ / tabdiyl[conversion:turn-into~2 / mei / shavad[b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7">
            <text:p>57</text:p>
          </table:table-cell>
          <table:table-cell table:style-name="ce2" table:formula="of:=[.B57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कन्फ़्यूशियस नहीं कहा. / बाद का जीवन मौजूद नहीं है। </text:p>
            <text:p>konfyuushiyas / nahin[nie / kahaa[powiedzial` / baad[poz`niejszy / jiivan[<text:a xlink:href="mailto:z@ycie">z@ycie</text:a> / maujuud[obecna / h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58">
            <text:p>58</text:p>
          </table:table-cell>
          <table:table-cell table:style-name="ce2" table:formula="of:=[.B58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以下的表达式。d^(t)(x+a)^n/dx^(t). （a）如果 t = n，结果是，n!. （2）如果 t = n-1，那就，结果，让我们把它表达 D = d^(t)...，在这里，D = (n!/2!)*x + (n-1)!*(n n-1). （3）(n n-1) 是，所谓 `二项式系数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 table:formula="of:=[.B59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талия болит. Изменения, не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1T10:20:32.62">
            <text:p>0201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Poniedziałek, trzydziesty pierwszy stycznia. / Słoneczna, chmury. Wiatr, nie. Powietrze, przezięb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1">
            <text:p>61</text:p>
          </table:table-cell>
          <table:table-cell table:style-name="ce2" table:formula="of:=[.B61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Najpierw, ani. &lt;1&gt; Idę do zachodniego rogu. Nikt nie przychodzi. &lt;2&gt; Kiedy zacząłem wracać do parku, głos kota dochodzi zza ogrodzenia. To, Mike. (2) Po daniu jedzenia Mike'owi, znowu idę do rogu. &lt;1&gt; Znowu, Kuro nie przychodzi. &lt;2&gt; Wracałem do parku. &lt;3&gt; Właśnie kiedy przeszedłem przez południową bramę parku, <text:s/>kątem oka, widziałem cień małego przedmiotu. &lt;4&gt; Po chwili, Kuro wchodzi. (3) Ona nie przychodzi do mnie. Wspina się na ścianie od strony południow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2">
            <text:p>62</text:p>
          </table:table-cell>
          <table:table-cell table:style-name="ce2" table:formula="of:=[.B6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월요일. / 맑은 날씨. 바람 없어. 기온 낮은. <text:s/>/ 입춘 까지, 나머지 셋 일. / 그레로리력 1947 년 이 날. 예정되고 있던 총파업에 관해 이이(伊井) 위원장이 중단을 선언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3">
            <text:p>63</text:p>
          </table:table-cell>
          <table:table-cell table:style-name="ce2" table:formula="of:=[.B6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작곡. 즉흥으로 연주. 3 분 정도의 길이. (2) 연습 : 이행(移行). 갑 소리상, 구멍 3 부터 6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64">
            <text:p>64</text:p>
          </table:table-cell>
          <table:table-cell table:style-name="ce2" table:formula="of:=[.B64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다시 반음 내기 연습. &lt;1&gt; 입 속, 뒤 쪽의 근육의 운동. (2) `갑` 소리 내기. 구멍 1 부터 3 까지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2" table:formula="of:=[.B6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هذا الشخص كان لديه منزل. </text:p>
            <text:p>hadaa / al-shaxs^u[osoby / laday[m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2" table:formula="of:=[.B66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دمر الجيش الإسرائيلي المنزل في ٢٠٠٦.</text:p>
            <text:p>damara[zniszczyl`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7">
            <text:p>67</text:p>
          </table:table-cell>
          <table:table-cell table:style-name="ce2" table:formula="of:=[.B6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کشتن غزه. : سربانان پياده وارد می شود.</text:p>
            <text:p>koshtaan[zabijanie / piyade[stopa.pl / nedaam[system.pl / waaret[weszl`a / mii-shavat[staje-sie_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68">
            <text:p>68</text:p>
          </table:table-cell>
          <table:table-cell table:style-name="ce2" table:formula="of:=[.B68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, वह जीवन के बारे में अभी नहीं जानता। </text:p>
            <text:p>vae[on.pl / kyahaete[powiedzi / jiivan[<text:a xlink:href="mailto:z@ycie">z@ycie</text:a> / ke-baare-me[o.pl / abhii-nahin[nie-jeszcze / jaanata[wiem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2" table:formula="of:=[.B69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कैसे पता चलेगा </text:p>
            <text:p>mujhe[ja.pl / kese[jak / pataa[wiem / chalega[at-all?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70">
            <text:p>70</text:p>
          </table:table-cell>
          <table:table-cell table:style-name="ce2" table:formula="of:=[.B70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符号。&lt;ψ|. （a）这个符号表示着一个行向量，(a_0,a_1,a_2,...,a_n,...). （b）另一方面，右矢，|ψ&gt;，表示着，一个列向量，(a_0 a_1 a_2 ... <text:s/>a_n …)（2）附加信息。（a）左矢，&lt;ψ|。各个元，a_i，是共轭值。就是，a_i*。（b）所以，&lt;ψ|ψ&gt; 产出一个实数值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2" table:formula="of:=[.B71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у меня болят зубы. / левая сторона', нижняя че'люсть. / первый зуб сзади. снова стало[stal`-sie_ ниже[niz@sz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2">
            <text:p>7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2T09:44:56.6">
            <text:p>0202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Wtorek, pierwszy luta. / Wiatr, nie. Powietrze, przeziębienie. / Księżyc, nów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2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Kuro. Na ścianie w pobliżu schodów. &lt;1&gt; Zadzwoniłem do niej, i pobiegłem do standardowego miejsca. (2) Mike. na ścianie za wystającym ogrodzeniem. (3) Bez masażu. Tylko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4">
            <text:p>74</text:p>
          </table:table-cell>
          <table:table-cell table:style-name="ce2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화요일. / 맑은. 바람 없음. / 입춘 까지, 나머지 두 일. / 그레고리 2015년 2월 1일. 일본인 고토 겐지의 살해가 보도되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75">
            <text:p>75</text:p>
          </table:table-cell>
          <table:table-cell table:style-name="ce2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마침내, `야기 부씨 (八木節)` 를 불었다. (2) 대갑 소리. &lt;1&gt; 셋 번째의 구멍. 이 구멍보다 높은 소리. 처음 냈다. 손가락 누름. 구멍 4,5,7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6">
            <text:p>76</text:p>
          </table:table-cell>
          <table:table-cell table:style-name="ce2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소리 내기 뿐. &lt;1&gt; 갑 소리. 구멍은 1,2,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2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أحد أفراد عائلته.</text:p>
            <text:p>ah^ad afraadi[czk`onek / AA-ilati-hi[jego-rodzi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2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قتلوا العضوا.</text:p>
            <text:p>qataluw[zabili / al-AUd^wa[czl`onk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2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مواجه می شوند. / حمله متقابل.</text:p>
            <text:p>muwaaje[face.e / mii-shavaand[staje-sie_ / h^amle[atak.pl / motaqaabel[odwrotnos`c`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80">
            <text:p>80</text:p>
          </table:table-cell>
          <table:table-cell table:style-name="ce2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मैं जीवन के बारे में नहीं जानता। </text:p>
            <text:p>bare-men[o.pl / jaanata[wiem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1">
            <text:p>81</text:p>
          </table:table-cell>
          <table:table-cell table:style-name="ce2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h-2</text:p>
          </table:table-cell>
          <table:table-cell table:style-name="ce11" office:value-type="string" table:number-columns-spanned="3" table:number-rows-spanned="1">
            <text:p>मुझे मुर्त्यु के बारे में कैसे पता चलेगा ?</text:p>
            <text:p><text:span text:style-name="T2">/ murtyu[s`mierci / kese[jak / chalega[at-all.e</text:span>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2">
            <text:p>82</text:p>
          </table:table-cell>
          <table:table-cell table:style-name="ce2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知道了的事。（1）一个状态向量 |ψ&gt;. （a）把它可能表示出如下：|ψ&gt; = Σ(a_n*|φ_n&gt;). （2）`|φ_n&gt;` 是状态向量的基向量。a_n 是各个基向量的系数。复数。（3）|φ_n&gt; 是如下的构成：|φ_n&gt; = (0 1 0 0 ...). （a）许多元。一个元素，价值是1。其他的元素，都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2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зубы болят. Изменение, не. / (2) кубик сахара. коричневый сахар. (а) Когда я е&lt;je&gt;м это, я куса'ю[bite.e это. (б) куса'юсь, не более[wie_cej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4">
            <text:p>84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3T10:14:12">
            <text:p>0203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Środa, drugi luta. / Wiatr, nie. Słoneczna. / Wschód księżyca. 7:38. / Planeta w Układzie Słonecznym. Planeta Uran. &lt;a&gt; Trzeci luta, 20:00. Ta planeta znajduje się w </text:p>
            <text:p>kierunku południowo-zachodnim-zachodnim. </text:p>
          </table:table-cell>
          <table:covered-table-cell table:number-columns-repeated="2" table:style-name="ce12"/>
          <table:table-cell table:style-name="ce13" office:value-type="string">
            <text:p>https://eco.mtk.nao.ac.jp/cgi-bin/koyomi/skymap.cgi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2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 wschodnej małej działce. Obaj. (2) Nie zeszli. Karmie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6">
            <text:p>86</text:p>
          </table:table-cell>
          <table:table-cell table:style-name="ce2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수요일. / 맑은. 바람 없음. 그만큼 춥지 않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87">
            <text:p>87</text:p>
          </table:table-cell>
          <table:table-cell table:style-name="ce2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슬러의 연습. 연주, 없음. &lt;1&gt; 연습을 하는 것만으로 시간이 지낸다. <text:s/>&lt;2&gt; 연습이 충분히 마음을 만족시키 해준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8">
            <text:p>88</text:p>
          </table:table-cell>
          <table:table-cell table:style-name="ce2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연습. 소리내기. (2) 갑 소리에도 슬러. 구멍 1 에서 2, 2 에서 3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2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 table:number-columns-spanned="3" table:number-rows-spanned="1">
            <text:p>بعد ذلك، مرة أخرى / هو بنى منزل.</text:p>
            <text:p>baAda[po / dzaalika[to / hua[on / binaa[zbudowal` /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2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 table:number-columns-spanned="3" table:number-rows-spanned="1">
            <text:p>الحرب الإسرائيلية على غزة في ٢٠١٤.</text:p>
            <text:p>al-h^arb[wojna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2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0" office:value-type="string" table:number-columns-spanned="3" table:number-rows-spanned="1">
            <text:p><text:s text:c="2"/>آنها متحمل تلفات می شوند.</text:p>
            <text:p>onhoo[one / mutah^amle[endure.e / talafaat[ofiary.pl 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92">
            <text:p>92</text:p>
          </table:table-cell>
          <table:table-cell table:style-name="ce2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h-1</text:p>
          </table:table-cell>
          <table:table-cell table:style-name="ce11" office:value-type="string" table:number-columns-spanned="3" table:number-rows-spanned="1">
            <text:p>वह कहते हैं। आप मरेगे। इसके बाद, आप अपनी इंद्रियों को बनाए रखें। </text:p>
            <text:p>vae[on / kyahaete[mowi / aap / marege[die.e / iske[to / baad[po / aap / apnii[own.e / indriyon[sensens.e / ko / banaae[make.e / rkhee[keep.e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3">
            <text:p>93</text:p>
          </table:table-cell>
          <table:table-cell table:style-name="ce2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狄拉克δ函数。把它做积分处理，生产物，价值是 1。（2）学习到的是，（a）δ函数和波函数 ψ 的积 (m1)，函数 ψ 的参数 x 为 a，ψ(a) 。（b）m1 的积分为 y (y = ∫ (δψ)dx)。（c）这 y 的价值，就是 ψ(a)。∫ (δψ)dx = ψ(a) (δ =δ(x – a)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2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о второй полови'не[half.e дня, зубная боль стала менее сильной[simhada.k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 office:value-type="date" office:date-value="2022-02-04T10:07:07.119999">
            <text:p>0204</text:p>
          </table:table-cell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czwartek, trzeci luta. / Słoneczna. Bez wiatr. / Planeta Uran, jego lokalizacja. Długość między 240 a 255. Bliżej do 255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Koty : (1) W wschodnej działce. Jego róg. &lt;1&gt; Opadłe liście. Piętrzą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목요일. / 맑은. 바람 없음. / 입춘 까지 앞으로 1 일 남아. / 달 년령 : 1.9. 밤 20시, 서 쪽 하늘, 수평선 바로 상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시노 : (1) 반주용 녹화. 이 녹화를 컴퓨터로 넣어, 재생. 이 녹화를 재생하면서, 피리를 불었다. 즐겼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샤크 : (1) `유리` 의 연습. 구멍은 5. 왼 쪽, 오른 쪽, 둘 다. &lt;1&gt; `유리` 올리기 때, 턱은 어히려 내린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9" office:value-type="string">
            <text:p>a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9" office:value-type="string">
            <text:p>a-2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2">
            <text:p>102</text:p>
          </table:table-cell>
          <table:table-cell table:style-name="ce2"/>
          <table:table-cell table:style-name="ce6"/>
          <table:table-cell table:style-name="ce9" office:value-type="string">
            <text:p>f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3">
            <text:p>103</text:p>
          </table:table-cell>
          <table:table-cell table:style-name="ce2"/>
          <table:table-cell table:style-name="ce6"/>
          <table:table-cell table:style-name="ce9" office:value-type="string">
            <text:p>h-1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4">
            <text:p>104</text:p>
          </table:table-cell>
          <table:table-cell table:style-name="ce2"/>
          <table:table-cell table:style-name="ce6"/>
          <table:table-cell table:style-name="ce9" office:value-type="string">
            <text:p>h-2</text:p>
          </table:table-cell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5">
            <text:p>105</text:p>
          </table:table-cell>
          <table:table-cell table:style-name="ce2"/>
          <table:table-cell table:style-name="ce6"/>
          <table:table-cell table:style-name="ce9" office:value-type="string">
            <text:p>c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6">
            <text:p>106</text:p>
          </table:table-cell>
          <table:table-cell table:style-name="ce2"/>
          <table:table-cell table:style-name="ce6"/>
          <table:table-cell table:style-name="ce9" office:value-type="string">
            <text:p>r-1</text:p>
          </table:table-cell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7">
            <text:p>107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8">
            <text:p>108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109">
            <text:p>109</text:p>
          </table:table-cell>
          <table:table-cell table:style-name="ce2"/>
          <table:table-cell table:style-name="ce6"/>
          <table:table-cell table:style-name="ce9"/>
          <table:table-cell table:style-name="ce11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4T11:06:32.41">
            <text:p>0204 <text:s/>1106</text:p>
          </table:table-cell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office:value-type="string">
            <text:p>*</text:p>
          </table:table-cell>
          <table:table-cell table:style-name="ce7" table:formula="of:=NOW()" office:value-type="date" office:date-value="2022-02-04T11:06:36.29">
            <text:p>0204 <text:s/>1106</text:p>
          </table:table-cell>
          <table:table-cell table:style-name="ce7" table:formula="of:=NOW()" office:value-type="date" office:date-value="2022-02-04T11:06:36.29">
            <text:p>0204 <text:s/>110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4T11:06:36.29">
            <text:p>0204 <text:s/>110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3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24">
          <table:table-cell table:number-columns-repeated="3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number-columns-repeated="5"/>
          <table:table-cell table:style-name="ce16"/>
          <table:table-cell table:number-columns-repeated="1011"/>
        </table:table-row>
        <table:table-row table:style-name="ro25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25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5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5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5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5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25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6">
          <table:table-cell table:number-columns-repeated="12"/>
          <table:table-cell table:style-name="ce7"/>
          <table:table-cell table:number-columns-repeated="1011"/>
        </table:table-row>
        <table:table-row table:style-name="ro25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25" table:number-rows-repeated="1048417">
          <table:table-cell table:number-columns-repeated="1024"/>
        </table:table-row>
        <table:table-row table:style-name="ro2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4">2022/02/04</text:date>, <text:time>11:06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4T11:06:34.82</dc:date>
    <dc:creator>iwabuchi ken</dc:creator>
    <meta:editing-duration>P12DT12H21M1S</meta:editing-duration>
    <meta:editing-cycles>1764</meta:editing-cycles>
    <meta:generator>OpenOffice/4.1.3$Win32 OpenOffice.org_project/413m1$Build-9783</meta:generator>
    <meta:document-statistic meta:table-count="1" meta:cell-count="550" meta:object-count="0"/>
  </office:meta>
</office:document-meta>
</file>